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7753" officeooo:paragraph-rsid="000b7753"/>
    </style:style>
    <style:style style:name="P2" style:family="paragraph" style:parent-style-name="Text_20_body" style:list-style-name="L6"/>
    <style:style style:name="P3" style:family="paragraph" style:parent-style-name="Text_20_body" style:list-style-name="L6">
      <style:paragraph-properties fo:margin-top="0cm" fo:margin-bottom="0cm" style:contextual-spacing="false"/>
    </style:style>
    <style:style style:name="P4" style:family="paragraph" style:parent-style-name="Text_20_body" style:list-style-name="L7"/>
    <style:style style:name="P5" style:family="paragraph" style:parent-style-name="Text_20_body" style:list-style-name="L7">
      <style:paragraph-properties fo:margin-top="0cm" fo:margin-bottom="0cm" style:contextual-spacing="false"/>
    </style:style>
    <style:style style:name="P6" style:family="paragraph" style:parent-style-name="Text_20_body" style:list-style-name="L8"/>
    <style:style style:name="P7" style:family="paragraph" style:parent-style-name="Text_20_body" style:list-style-name="L8">
      <style:paragraph-properties fo:margin-top="0cm" fo:margin-bottom="0cm" style:contextual-spacing="false"/>
    </style:style>
    <style:style style:name="P8" style:family="paragraph" style:parent-style-name="Text_20_body">
      <style:text-properties officeooo:rsid="000b7753" officeooo:paragraph-rsid="000b7753"/>
    </style:style>
    <style:style style:name="P9" style:family="paragraph" style:parent-style-name="Text_20_body">
      <style:text-properties officeooo:paragraph-rsid="000b7753"/>
    </style:style>
    <style:style style:name="T1" style:family="text">
      <style:text-properties officeooo:rsid="000b775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ffery McDonald Ralston</text:p>
      <text:p text:style-name="P1">2/3 36 Towerhill Rd</text:p>
      <text:p text:style-name="P1">Knightswood</text:p>
      <text:p text:style-name="P1">Glasgow, G13 2HR</text:p>
      <text:p text:style-name="P1">15-Nov-2023</text:p>
      <text:p text:style-name="P1"/>
      <text:p text:style-name="P1">Dear Anthony,</text:p>
      <text:p text:style-name="P1"/>
      <text:p text:style-name="P1">In response to your written interview questions;</text:p>
      <text:p text:style-name="P1"/>
      <text:p text:style-name="Standard"/>
      <text:p text:style-name="Text_20_body"><text:span text:style-name="Strong_20_Emphasis">Education</text:span></text:p>
      <text:p text:style-name="P8">At high school I got Physics A, Maths B, English B, Chemistry C and History C and I was one of the top students. It was a school from neighbourhoods with low/no income with all the associated problems of poverty, like high crime, abuse, violence, drug <text:s/>addiction, alcoholism, with Dickensian levels of want and ignorance. Educationally they only taught about two thirds or the courses; a fact you only discovered when you sat the exam and were asked questions on things you’d never heard of. It was a hellish place and I dreaded every minute of it. The best day of school was the day I left.</text:p>
      <text:p text:style-name="P9"><text:span text:style-name="T1">Despite this, I managed to get exam results that were good enough to get into University, and I got a job with GEC Marconi where I did a part-time BEng Degree in Software Engineering at Edinbugrh Napier University, I did reasonably well and passed all the exams, generally A’s and B’s with a couple of C’s and finished second top in my class for Mathematics. </text:span></text:p>
      <text:p text:style-name="Text_20_body"><text:span text:style-name="Strong_20_Emphasis">Web engineering experience</text:span></text:p>
      <text:list text:style-name="L6">
        <text:list-item>
          <text:p text:style-name="P3">In your experience, which libraries and frameworks do you think will succeed in Web development tool sets? </text:p>
        </text:list-item>
        <text:list-item>
          <text:p text:style-name="P3">Describe your experience of web programming - JavaScript, Typescript, React, CSS and Python in particular. </text:p>
        </text:list-item>
        <text:list-item>
          <text:p text:style-name="P2">Can you provide examples of when you would use utility based frameworks (such as Tailwind CSS) and component based (such as Bootstrap) </text:p>
        </text:list-item>
      </text:list>
      <text:p text:style-name="P8">In my experience I think that Django is an excellent Framework for developing back end servers and API’s in Python. Its got quite a steep learning curve but once you start to get to grips with it, it has incredible power to serve database requests and dynamically render HTML on the server for Client applications written in Javascript or Frameworks like Vue or React. I find that Node Package Manager (NPM) is also a tremendous resource of packages and libraries, and I’m currently developing an App that uses Cropperjs from NPM to allow users to upload images and Manipulate them inside the Browser.</text:p>
      <text:p text:style-name="Text_20_body"/>
      <text:p text:style-name="Text_20_body"/>
      <text:p text:style-name="Text_20_body"/>
      <text:p text:style-name="Text_20_body"/>
      <text:p text:style-name="Text_20_body"><text:span text:style-name="Strong_20_Emphasis">Software engineering experience</text:span></text:p>
      <text:list text:style-name="L7">
        <text:list-item>
          <text:p text:style-name="P5"><text:soft-page-break/>What kinds of software projects have you worked on before? Which operating systems, development environments, languages, databases and frameworks? </text:p>
        </text:list-item>
        <text:list-item>
          <text:p text:style-name="P5">Outline your thoughts on open source software development. Have you been an open source maintainer, and can you point to those projects? </text:p>
        </text:list-item>
        <text:list-item>
          <text:p text:style-name="P5">What is your proudest success as an engineer, or leader? </text:p>
        </text:list-item>
        <text:list-item>
          <text:p text:style-name="P4">Outline your views on the role of an engineering manager in shaping a high functioning team.</text:p>
        </text:list-item>
        <text:list-item>
          <text:p text:style-name="P5">Describe your experience with micro-service architectures - web front ends, REST APIs, data stores, event processing and other kinds of integration between components. What are the key considerations for architecture, maintainability, and reliability in these large systems? </text:p>
        </text:list-item>
        <text:list-item>
          <text:p text:style-name="P4">Outline your thoughts on quality in software development. What practices are most effective in software teams to drive improvements in quality? </text:p>
        </text:list-item>
      </text:list>
      <text:p text:style-name="Text_20_body"><text:span text:style-name="Strong_20_Emphasis">Context</text:span></text:p>
      <text:list text:style-name="L8">
        <text:list-item>
          <text:p text:style-name="P7">Outline your thoughts on the mission of Canonical. What is it about the company's purpose and goals which is most appealing to you? What is risky or unappealing? Are there any elements of the company goals that you are unsure about? </text:p>
        </text:list-item>
        <text:list-item>
          <text:p text:style-name="P7">Who are competitors to Canonical, and what does Canonical need to change to be a more effective competitor? </text:p>
        </text:list-item>
        <text:list-item>
          <text:p text:style-name="P7">Why do you most want to work for Canonical? </text:p>
        </text:list-item>
        <text:list-item>
          <text:p text:style-name="P6">Which Canonical products and services would you most like to work on? </text:p>
        </text:list-item>
      </text:list>
      <text:p text:style-name="Text_20_body">Please take the opportunity to re-read your submission and make sure your have put your best case of exceptional ability forw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8:27:12.738460781</meta:creation-date>
    <dc:date>2023-11-15T19:27:04.699435771</dc:date>
    <meta:editing-duration>PT59M52S</meta:editing-duration>
    <meta:editing-cycles>1</meta:editing-cycles>
    <meta:document-statistic meta:table-count="0" meta:image-count="0" meta:object-count="0" meta:page-count="2" meta:paragraph-count="28" meta:word-count="597" meta:character-count="3565" meta:non-whitespace-character-count="2994"/>
    <meta:generator>LibreOffice/7.6.2.1$Linux_X86_64 LibreOffice_project/56f7684011345957bbf33a7ee678afaf4d2ba333</meta:generator>
  </office:meta>
</office:document-meta>
</file>